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4B00000064007582B97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0000ff" draw:opacity="65%" fo:min-height="1.401cm" draw:shadow-opacity="65%"/>
    </style:style>
    <style:style style:name="gr3" style:family="graphic" style:parent-style-name="objectwithoutfill">
      <style:graphic-properties svg:stroke-width="0.152cm" svg:stroke-color="#ffff0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stroke="none" svg:stroke-color="#000000" draw:fill="solid" draw:fill-color="#0000ff" draw:opacity="65%" fo:min-height="0.958cm" draw:shadow-opacity="65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30pt" fo:font-weight="bold" style:font-size-asian="30pt" style:font-weight-asian="bold" style:font-size-complex="30pt" style:font-weight-complex="bold"/>
    </style:style>
    <style:style style:name="P3" style:family="paragraph">
      <style:paragraph-properties fo:text-align="center"/>
      <style:text-properties fo:color="#ffffff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1" style:family="text">
      <style:text-properties fo:font-size="30pt" fo:font-style="normal" style:font-size-asian="30pt" style:font-style-asian="normal" style:font-size-complex="3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129cm" svg:height="21.506cm" svg:x="-0.006cm" svg:y="0.066cm">
          <draw:image xlink:href="Pictures/10000000000004B00000064007582B97.jpg" xlink:type="simple" xlink:show="embed" xlink:actuate="onLoad">
            <text:p/>
          </draw:image>
        </draw:frame>
        <draw:frame draw:style-name="gr2" draw:text-style-name="P2" draw:layer="layout" svg:width="8.028cm" svg:height="3.794cm" svg:x="8.076cm" svg:y="14.596cm">
          <draw:text-box>
            <text:p text:style-name="P2">Shashlik Cell Wrapped in Tyvek</text:p>
          </draw:text-box>
        </draw:frame>
        <draw:line draw:style-name="gr3" draw:text-style-name="P1" draw:layer="layout" svg:x1="12.04cm" svg:y1="3.558cm" svg:x2="7.087cm" svg:y2="6.733cm">
          <text:p/>
        </draw:line>
        <draw:frame draw:style-name="gr4" draw:text-style-name="P3" draw:layer="layout" svg:width="7.239cm" svg:height="2.613cm" svg:x="8.838cm" svg:y="0.818cm">
          <draw:text-box>
            <text:p text:style-name="P3"><text:span text:style-name="T1">Exposed LYSO Layers</text:span></text:p>
          </draw:text-box>
        </draw:frame>
        <draw:line draw:style-name="gr3" draw:text-style-name="P1" draw:layer="layout" svg:x1="13.818cm" svg:y1="3.558cm" svg:x2="7.087cm" svg:y2="7.114cm">
          <text:p/>
        </draw:line>
        <draw:line draw:style-name="gr3" draw:text-style-name="P1" draw:layer="layout" svg:x1="11.532cm" svg:y1="14.48cm" svg:x2="7.214cm" svg:y2="11.4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1.422cm" fo:margin-left="0.991cm" fo:margin-right="0.991cm" fo:page-width="16.256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28T17:27:09</meta:creation-date>
    <dc:date>2014-08-28T22:58:01</dc:date>
    <meta:editing-duration>PT5H30M52S</meta:editing-duration>
    <meta:editing-cycles>10</meta:editing-cycles>
    <meta:generator>OpenOffice.org/3.4.1$Unix OpenOffice.org_project/341m1$Build-9593</meta:generator>
    <meta:document-statistic meta:object-count="6"/>
  </office:meta>
</office:document-meta>
</file>